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B00000184105C19B4.png" manifest:media-type="image/png"/>
  <manifest:file-entry manifest:full-path="Pictures/100000010000036B00000307239F0C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width="17cm" svg:height="15.057cm" draw:z-index="1"><draw:image xlink:href="Pictures/100000010000036B00000307239F0C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Figura1" text:anchor-type="char" svg:width="17cm" svg:height="9.657cm" draw:z-index="0"><draw:image xlink:href="Pictures/10000001000002AB00000184105C19B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7:05:20.534931562</meta:creation-date>
    <dc:date>2025-03-29T17:48:01.641280722</dc:date>
    <meta:editing-duration>PT4M46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